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8334" officeooo:paragraph-rsid="00108334"/>
    </style:style>
    <style:style style:name="P2" style:family="paragraph" style:parent-style-name="Standard">
      <style:text-properties officeooo:paragraph-rsid="00108334"/>
    </style:style>
    <style:style style:name="P3" style:family="paragraph" style:parent-style-name="Standard">
      <style:text-properties fo:font-weight="bold" officeooo:rsid="00108334" officeooo:paragraph-rsid="00108334" style:font-weight-asian="bold" style:font-weight-complex="bold"/>
    </style:style>
    <style:style style:name="T1" style:family="text">
      <style:text-properties officeooo:rsid="001083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NTA DE COBRO #1</text:p>
      <text:p text:style-name="P1"/>
      <text:p text:style-name="P1">DRA DIANA MARIA DIAZ SALCEDO</text:p>
      <text:p text:style-name="P1">CC: 1121879496</text:p>
      <text:p text:style-name="P1"/>
      <text:p text:style-name="P1"/>
      <text:p text:style-name="P2"><text:span text:style-name="T1">NUMERO DE TELECONSULTAS: #483: $3.659.208</text:span></text:p>
      <text:p text:style-name="P1">NUMERO DE AGENDAS PRESENCIALES: #2: $318.180</text:p>
      <text:p text:style-name="P1"/>
      <text:p text:style-name="P3">TOTAL MES: $3.977.388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1T17:13:40.618000000</meta:creation-date>
    <dc:date>2020-11-11T17:17:38.270000000</dc:date>
    <meta:editing-duration>PT3M58S</meta:editing-duration>
    <meta:editing-cycles>1</meta:editing-cycles>
    <meta:document-statistic meta:table-count="0" meta:image-count="0" meta:object-count="0" meta:page-count="1" meta:paragraph-count="6" meta:word-count="25" meta:character-count="166" meta:non-whitespace-character-count="147"/>
    <meta:generator>LibreOffice/6.3.2.2$Windows_X86_64 LibreOffice_project/98b30e735bda24bc04ab42594c85f7fd8be07b9c</meta:generator>
  </office:meta>
</office:document-meta>
</file>